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1.149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08">
      <style:text-properties fo:font-weight="bold"/>
    </style:style>
    <style:style style:name="ce3" style:family="table-cell" style:parent-style-name="Default" style:data-style-name="N108">
      <style:text-properties fo:font-style="italic"/>
    </style:style>
    <style:style style:name="ce4" style:family="table-cell" style:parent-style-name="Default" style:data-style-name="N108">
      <style:text-properties style:font-name="Luxi Sans" style:font-name-asian="Luxi Sans1" style:font-name-complex="Luxi Sans1"/>
    </style:style>
  </office:automatic-styles>
  <office:body>
    <office:spreadsheet>
      <table:table table:name="Calculation" table:style-name="ta1" table:print="false">
        <table:table-column table:style-name="co1" table:default-cell-style-name="ce1"/>
        <table:table-column table:style-name="co2" table:number-columns-repeated="255" table:default-cell-style-name="ce1"/>
        <table:table-row table:style-name="ro1">
          <table:table-cell office:value-type="string">
            <text:p>MICE Cavity Window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Thickness</text:p>
          </table:table-cell>
          <table:table-cell table:style-name="ce3" office:value-type="float" office:value="0.38">
            <text:p>0.380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entre coord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z1 (mm)</text:p>
          </table:table-cell>
          <table:table-cell table:formula="oooc:=[.$B$13]" office:value-type="float" office:value="300.38">
            <text:p>300.3800</text:p>
          </table:table-cell>
          <table:table-cell/>
          <table:table-cell table:style-name="ce2" office:value-type="string">
            <text:p>z2 (mm)</text:p>
          </table:table-cell>
          <table:table-cell table:formula="oooc:=[.$E$9]*COS([.$E$10])-[.$B$5]+[.$B$9]*COS([.$B$10])" office:value-type="float" office:value="469.580112558872">
            <text:p>469.5801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1 (mm)</text:p>
          </table:table-cell>
          <table:table-cell office:value-type="float" office:value="0">
            <text:p>0.0000</text:p>
          </table:table-cell>
          <table:table-cell/>
          <table:table-cell table:style-name="ce2" office:value-type="string">
            <text:p>r2 (mm)</text:p>
          </table:table-cell>
          <table:table-cell table:formula="oooc:=[.$B$9]*SIN([.$B$10])+[.$E$9]*SIN([.$E$10])" office:value-type="float" office:value="210.05959884835">
            <text:p>210.0596</text:p>
          </table:table-cell>
          <table:table-cell table:number-columns-repeated="251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number-columns-repeated="252"/>
        </table:table-row>
        <table:table-row table:style-name="ro1">
          <table:table-cell table:style-name="ce2" office:value-type="string">
            <text:p>Inner shell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urv1 (mm)</text:p>
          </table:table-cell>
          <table:table-cell table:style-name="ce3" office:value-type="float" office:value="300">
            <text:p>300.0000</text:p>
          </table:table-cell>
          <table:table-cell/>
          <table:table-cell table:style-name="ce2" office:value-type="string">
            <text:p>curv2 (mm)</text:p>
          </table:table-cell>
          <table:table-cell table:style-name="ce3" office:value-type="float" office:value="498.1">
            <text:p>498.1000</text:p>
          </table:table-cell>
          <table:table-cell/>
          <table:table-cell table:style-name="ce2" office:value-type="string">
            <text:p>zIntercept</text:p>
          </table:table-cell>
          <table:table-cell table:formula="oooc:=30-30*COS(15.26*PI()/180)" office:value-type="float" office:value="1.0577579541835">
            <text:p>1.0578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phi1 (rad)</text:p>
          </table:table-cell>
          <table:table-cell table:style-name="ce3" table:formula="oooc:=15.26*PI()/180" office:value-type="float" office:value="0.266337243854335">
            <text:p>0.2663</text:p>
          </table:table-cell>
          <table:table-cell/>
          <table:table-cell table:style-name="ce2" office:value-type="string">
            <text:p>phi2 (rad)</text:p>
          </table:table-cell>
          <table:table-cell table:style-name="ce3" table:formula="oooc:=15.26*PI()/180" office:value-type="float" office:value="0.266337243854335">
            <text:p>0.2663</text:p>
          </table:table-cell>
          <table:table-cell/>
          <table:table-cell table:style-name="ce2" office:value-type="string">
            <text:p>rIntercept</text:p>
          </table:table-cell>
          <table:table-cell table:formula="oooc:=30*SIN(15.26*PI()/180)" office:value-type="float" office:value="7.89598792814246">
            <text:p>7.8960</text:p>
          </table:table-cell>
          <table:table-cell table:number-columns-repeated="248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number-columns-repeated="252"/>
        </table:table-row>
        <table:table-row table:style-name="ro1">
          <table:table-cell table:style-name="ce2" office:value-type="string">
            <text:p>Outer shell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urv1 (mm)</text:p>
          </table:table-cell>
          <table:table-cell table:formula="oooc:=[.$B$9]+[.$B$2]" office:value-type="float" office:value="300.38">
            <text:p>300.3800</text:p>
          </table:table-cell>
          <table:table-cell/>
          <table:table-cell table:style-name="ce2" office:value-type="string">
            <text:p>curv2 (mm)</text:p>
          </table:table-cell>
          <table:table-cell table:formula="oooc:=[.$E$9]-[.$B$2]" office:value-type="float" office:value="497.72">
            <text:p>497.7200</text:p>
          </table:table-cell>
          <table:table-cell/>
          <table:table-cell table:style-name="ce2" office:value-type="string">
            <text:p>zIntercept</text:p>
          </table:table-cell>
          <table:table-cell table:formula="oooc:=30-30*COS(15.26*PI()/180)" office:value-type="float" office:value="1.0577579541835">
            <text:p>1.0578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phi1 (o)</text:p>
          </table:table-cell>
          <table:table-cell office:value-type="float" office:value="15.26">
            <text:p>15.2600</text:p>
          </table:table-cell>
          <table:table-cell/>
          <table:table-cell table:style-name="ce2" office:value-type="string">
            <text:p>phi2 (o)</text:p>
          </table:table-cell>
          <table:table-cell office:value-type="float" office:value="15.26">
            <text:p>15.2600</text:p>
          </table:table-cell>
          <table:table-cell/>
          <table:table-cell table:style-name="ce2" office:value-type="string">
            <text:p>rIntercept</text:p>
          </table:table-cell>
          <table:table-cell table:formula="oooc:=30*SIN(15.26*PI()/180)" office:value-type="float" office:value="7.89598792814246">
            <text:p>7.8960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z</text:p>
          </table:table-cell>
          <table:table-cell table:style-name="Default" office:value-type="string">
            <text:p>rInner</text:p>
          </table:table-cell>
          <table:table-cell table:style-name="Default" office:value-type="string">
            <text:p>rOuter</text:p>
          </table:table-cell>
          <table:table-cell table:style-name="Default"/>
          <table:table-cell office:value-type="string">
            <text:p>z1</text:p>
          </table:table-cell>
          <table:table-cell office:value-type="string">
            <text:p>r Outer1</text:p>
          </table:table-cell>
          <table:table-cell office:value-type="string">
            <text:p>z2</text:p>
          </table:table-cell>
          <table:table-cell office:value-type="string">
            <text:p>r Outer2</text:p>
          </table:table-cell>
          <table:table-cell/>
          <table:table-cell office:value-type="string">
            <text:p>phiInner1</text:p>
          </table:table-cell>
          <table:table-cell office:value-type="string">
            <text:p>phiInner2</text:p>
          </table:table-cell>
          <table:table-cell office:value-type="string">
            <text:p>phiOuter1</text:p>
          </table:table-cell>
          <table:table-cell office:value-type="string">
            <text:p>phiOuter2</text:p>
          </table:table-cell>
          <table:table-cell table:number-columns-repeated="243"/>
        </table:table-row>
        <table:table-row table:style-name="ro1">
          <table:table-cell table:formula="oooc:=IF([.J17]&lt;[.$B$10];[.E17];[.G17])" office:value-type="float" office:value="0.379999999999995">
            <text:p>0.3800</text:p>
          </table:table-cell>
          <table:table-cell office:value-type="float" office:value="0">
            <text:p>0.0000</text:p>
          </table:table-cell>
          <table:table-cell table:formula="oooc:=IF([.L17]&lt;[.$B$10];[.F17];[.H17])" office:value-type="float" office:value="21.3541565040623">
            <text:p>21.3542</text:p>
          </table:table-cell>
          <table:table-cell/>
          <table:table-cell table:formula="oooc:=-[.$B$9]*COS([.J17])+[.$B$5]" office:value-type="float" office:value="0.379999999999995">
            <text:p>0.3800</text:p>
          </table:table-cell>
          <table:table-cell table:formula="oooc:=[.$B$13]*SIN([.L17])" office:value-type="float" office:value="21.3541565040623">
            <text:p>21.3542</text:p>
          </table:table-cell>
          <table:table-cell table:formula="oooc:=[.$E$9]*COS([.K17])-[.$E$5]" office:value-type="float" office:value="-17.9402395054949">
            <text:p>-17.9402</text:p>
          </table:table-cell>
          <table:table-cell table:formula="oooc:=[.$E$6]-[.$E$13]*SIN([.M17])" office:value-type="float" office:value="46.1611821273436">
            <text:p>46.1612</text:p>
          </table:table-cell>
          <table:table-cell/>
          <table:table-cell table:formula="oooc:=ASIN([.B17]/[.$B$9])" office:value-type="float" office:value="0">
            <text:p>0.0000</text:p>
          </table:table-cell>
          <table:table-cell table:style-name="ce4" table:formula="oooc:=ASIN(([.$E$6]-[.B17])/[.$E$9])" office:value-type="float" office:value="0.435343338927402">
            <text:p>0.4353</text:p>
          </table:table-cell>
          <table:table-cell table:style-name="ce4" table:formula="oooc:=ACOS((-[.A17]+[.$B$9])/[.$B$5])" office:value-type="float" office:value="0.0711504905025582">
            <text:p>0.0712</text:p>
          </table:table-cell>
          <table:table-cell table:formula="oooc:=ACOS(([.A17]+[.$E$5])/[.$E$13])" office:value-type="float" office:value="0.335560472592148">
            <text:p>0.3356</text:p>
          </table:table-cell>
          <table:table-cell table:number-columns-repeated="243"/>
        </table:table-row>
        <table:table-row table:style-name="ro1">
          <table:table-cell table:formula="oooc:=IF([.J18]&lt;[.$B$10];[.E18];[.G18])" office:value-type="float" office:value="0.546712988701017">
            <text:p>0.5467</text:p>
          </table:table-cell>
          <table:table-cell office:value-type="float" office:value="10">
            <text:p>10.0000</text:p>
          </table:table-cell>
          <table:table-cell table:formula="oooc:=IF([.L18]&lt;[.$B$10];[.F18];[.H18])" office:value-type="float" office:value="23.5769654139075">
            <text:p>23.5770</text:p>
          </table:table-cell>
          <table:table-cell/>
          <table:table-cell table:formula="oooc:=-[.$B$9]*COS([.J18])+[.$B$5]" office:value-type="float" office:value="0.546712988701017">
            <text:p>0.5467</text:p>
          </table:table-cell>
          <table:table-cell table:formula="oooc:=[.$B$13]*SIN([.L18])" office:value-type="float" office:value="23.5769654139075">
            <text:p>23.5770</text:p>
          </table:table-cell>
          <table:table-cell table:formula="oooc:=[.$E$9]*COS([.K18])-[.$E$5]" office:value-type="float" office:value="-13.4225006431685">
            <text:p>-13.4225</text:p>
          </table:table-cell>
          <table:table-cell table:formula="oooc:=[.$E$6]-[.$E$13]*SIN([.M18])" office:value-type="float" office:value="46.6399969012086">
            <text:p>46.6400</text:p>
          </table:table-cell>
          <table:table-cell/>
          <table:table-cell table:formula="oooc:=ASIN([.B18]/[.$B$9])" office:value-type="float" office:value="0.0333395092613021">
            <text:p>0.0333</text:p>
          </table:table-cell>
          <table:table-cell table:style-name="ce4" table:formula="oooc:=ASIN(([.$E$6]-[.B18])/[.$E$9])" office:value-type="float" office:value="0.413312884533047">
            <text:p>0.4133</text:p>
          </table:table-cell>
          <table:table-cell table:style-name="ce4" table:formula="oooc:=ACOS((-[.A18]+[.$B$9])/[.$B$5])" office:value-type="float" office:value="0.0785712811054251">
            <text:p>0.0786</text:p>
          </table:table-cell>
          <table:table-cell table:formula="oooc:=ACOS(([.A18]+[.$E$5])/[.$E$13])" office:value-type="float" office:value="0.334541812055442">
            <text:p>0.3345</text:p>
          </table:table-cell>
          <table:table-cell table:number-columns-repeated="243"/>
        </table:table-row>
        <table:table-row table:style-name="ro1">
          <table:table-cell table:formula="oooc:=IF([.J19]&lt;[.$B$10];[.E19];[.G19])" office:value-type="float" office:value="1.04740905808467">
            <text:p>1.0474</text:p>
          </table:table-cell>
          <table:table-cell table:formula="oooc:=[.B18]+10" office:value-type="float" office:value="20">
            <text:p>20.0000</text:p>
          </table:table-cell>
          <table:table-cell table:formula="oooc:=IF([.L19]&lt;[.$B$10];[.F19];[.H19])" office:value-type="float" office:value="29.2488079947857">
            <text:p>29.2488</text:p>
          </table:table-cell>
          <table:table-cell/>
          <table:table-cell table:formula="oooc:=-[.$B$9]*COS([.J19])+[.$B$5]" office:value-type="float" office:value="1.04740905808467">
            <text:p>1.0474</text:p>
          </table:table-cell>
          <table:table-cell table:formula="oooc:=[.$B$13]*SIN([.L19])" office:value-type="float" office:value="29.2488079947857">
            <text:p>29.2488</text:p>
          </table:table-cell>
          <table:table-cell table:formula="oooc:=[.$E$9]*COS([.K19])-[.$E$5]" office:value-type="float" office:value="-9.16621302324268">
            <text:p>-9.1662</text:p>
          </table:table-cell>
          <table:table-cell table:formula="oooc:=[.$E$6]-[.$E$13]*SIN([.M19])" office:value-type="float" office:value="48.0875818309611">
            <text:p>48.0876</text:p>
          </table:table-cell>
          <table:table-cell/>
          <table:table-cell table:formula="oooc:=ASIN([.B19]/[.$B$9])" office:value-type="float" office:value="0.0667161484102253">
            <text:p>0.0667</text:p>
          </table:table-cell>
          <table:table-cell table:style-name="ce4" table:formula="oooc:=ASIN(([.$E$6]-[.B19])/[.$E$9])" office:value-type="float" office:value="0.391493303350744">
            <text:p>0.3915</text:p>
          </table:table-cell>
          <table:table-cell table:style-name="ce4" table:formula="oooc:=ACOS((-[.A19]+[.$B$9])/[.$B$5])" office:value-type="float" office:value="0.0975272203812198">
            <text:p>0.0975</text:p>
          </table:table-cell>
          <table:table-cell table:formula="oooc:=ACOS(([.A19]+[.$E$5])/[.$E$13])" office:value-type="float" office:value="0.331464316231774">
            <text:p>0.3315</text:p>
          </table:table-cell>
          <table:table-cell table:number-columns-repeated="243"/>
        </table:table-row>
        <table:table-row table:style-name="ro1">
          <table:table-cell table:formula="oooc:=IF([.J20]&lt;[.$B$10];[.E20];[.G20])" office:value-type="float" office:value="1.88376886801399">
            <text:p>1.8838</text:p>
          </table:table-cell>
          <table:table-cell table:formula="oooc:=[.B19]+10" office:value-type="float" office:value="30">
            <text:p>30.0000</text:p>
          </table:table-cell>
          <table:table-cell table:formula="oooc:=IF([.L20]&lt;[.$B$10];[.F20];[.H20])" office:value-type="float" office:value="36.8083840403281">
            <text:p>36.8084</text:p>
          </table:table-cell>
          <table:table-cell/>
          <table:table-cell table:formula="oooc:=-[.$B$9]*COS([.J20])+[.$B$5]" office:value-type="float" office:value="1.88376886801399">
            <text:p>1.8838</text:p>
          </table:table-cell>
          <table:table-cell table:formula="oooc:=[.$B$13]*SIN([.L20])" office:value-type="float" office:value="36.8083840403281">
            <text:p>36.8084</text:p>
          </table:table-cell>
          <table:table-cell table:formula="oooc:=[.$E$9]*COS([.K20])-[.$E$5]" office:value-type="float" office:value="-5.16418813059448">
            <text:p>-5.1642</text:p>
          </table:table-cell>
          <table:table-cell table:formula="oooc:=[.$E$6]-[.$E$13]*SIN([.M20])" office:value-type="float" office:value="50.5384187188904">
            <text:p>50.5384</text:p>
          </table:table-cell>
          <table:table-cell/>
          <table:table-cell table:formula="oooc:=ASIN([.B20]/[.$B$9])" office:value-type="float" office:value="0.10016742116156">
            <text:p>0.1002</text:p>
          </table:table-cell>
          <table:table-cell table:style-name="ce4" table:formula="oooc:=ASIN(([.$E$6]-[.B20])/[.$E$9])" office:value-type="float" office:value="0.36986854591737">
            <text:p>0.3699</text:p>
          </table:table-cell>
          <table:table-cell table:style-name="ce4" table:formula="oooc:=ACOS((-[.A20]+[.$B$9])/[.$B$5])" office:value-type="float" office:value="0.122848161150142">
            <text:p>0.1228</text:p>
          </table:table-cell>
          <table:table-cell table:formula="oooc:=ACOS(([.A20]+[.$E$5])/[.$E$13])" office:value-type="float" office:value="0.326261357471787">
            <text:p>0.3263</text:p>
          </table:table-cell>
          <table:table-cell table:number-columns-repeated="243"/>
        </table:table-row>
        <table:table-row table:style-name="ro1">
          <table:table-cell table:formula="oooc:=IF([.J21]&lt;[.$B$10];[.E21];[.G21])" office:value-type="float" office:value="3.0586250536299">
            <text:p>3.0586</text:p>
          </table:table-cell>
          <table:table-cell table:formula="oooc:=[.B20]+10" office:value-type="float" office:value="40">
            <text:p>40.0000</text:p>
          </table:table-cell>
          <table:table-cell table:formula="oooc:=IF([.L21]&lt;[.$B$10];[.F21];[.H21])" office:value-type="float" office:value="45.3206823090654">
            <text:p>45.3207</text:p>
          </table:table-cell>
          <table:table-cell/>
          <table:table-cell table:formula="oooc:=-[.$B$9]*COS([.J21])+[.$B$5]" office:value-type="float" office:value="3.0586250536299">
            <text:p>3.0586</text:p>
          </table:table-cell>
          <table:table-cell table:formula="oooc:=[.$B$13]*SIN([.L21])" office:value-type="float" office:value="45.3206823090654">
            <text:p>45.3207</text:p>
          </table:table-cell>
          <table:table-cell table:formula="oooc:=[.$E$9]*COS([.K21])-[.$E$5]" office:value-type="float" office:value="-1.40990543379382">
            <text:p>-1.4099</text:p>
          </table:table-cell>
          <table:table-cell table:formula="oooc:=[.$E$6]-[.$E$13]*SIN([.M21])" office:value-type="float" office:value="54.0537588677234">
            <text:p>54.0538</text:p>
          </table:table-cell>
          <table:table-cell/>
          <table:table-cell table:formula="oooc:=ASIN([.B21]/[.$B$9])" office:value-type="float" office:value="0.133731589409942">
            <text:p>0.1337</text:p>
          </table:table-cell>
          <table:table-cell table:style-name="ce4" table:formula="oooc:=ASIN(([.$E$6]-[.B21])/[.$E$9])" office:value-type="float" office:value="0.348423627487581">
            <text:p>0.3484</text:p>
          </table:table-cell>
          <table:table-cell table:style-name="ce4" table:formula="oooc:=ACOS((-[.A21]+[.$B$9])/[.$B$5])" office:value-type="float" office:value="0.151456207230828">
            <text:p>0.1515</text:p>
          </table:table-cell>
          <table:table-cell table:formula="oooc:=ACOS(([.A21]+[.$E$5])/[.$E$13])" office:value-type="float" office:value="0.318814446866462">
            <text:p>0.3188</text:p>
          </table:table-cell>
          <table:table-cell table:number-columns-repeated="243"/>
        </table:table-row>
        <table:table-row table:style-name="ro1">
          <table:table-cell table:formula="oooc:=IF([.J22]&lt;[.$B$10];[.E22];[.G22])" office:value-type="float" office:value="4.5760108450192">
            <text:p>4.5760</text:p>
          </table:table-cell>
          <table:table-cell table:formula="oooc:=[.B21]+10" office:value-type="float" office:value="50">
            <text:p>50.0000</text:p>
          </table:table-cell>
          <table:table-cell table:formula="oooc:=IF([.L22]&lt;[.$B$10];[.F22];[.H22])" office:value-type="float" office:value="54.3397739391487">
            <text:p>54.3398</text:p>
          </table:table-cell>
          <table:table-cell/>
          <table:table-cell table:formula="oooc:=-[.$B$9]*COS([.J22])+[.$B$5]" office:value-type="float" office:value="4.5760108450192">
            <text:p>4.5760</text:p>
          </table:table-cell>
          <table:table-cell table:formula="oooc:=[.$B$13]*SIN([.L22])" office:value-type="float" office:value="54.3397739391487">
            <text:p>54.3398</text:p>
          </table:table-cell>
          <table:table-cell table:formula="oooc:=[.$E$9]*COS([.K22])-[.$E$5]" office:value-type="float" office:value="2.10255069737445">
            <text:p>2.1026</text:p>
          </table:table-cell>
          <table:table-cell table:formula="oooc:=[.$E$6]-[.$E$13]*SIN([.M22])" office:value-type="float" office:value="58.7282767811909">
            <text:p>58.7283</text:p>
          </table:table-cell>
          <table:table-cell/>
          <table:table-cell table:formula="oooc:=ASIN([.B22]/[.$B$9])" office:value-type="float" office:value="0.167448079219689">
            <text:p>0.1674</text:p>
          </table:table-cell>
          <table:table-cell table:style-name="ce4" table:formula="oooc:=ASIN(([.$E$6]-[.B22])/[.$E$9])" office:value-type="float" office:value="0.327144503960838">
            <text:p>0.3271</text:p>
          </table:table-cell>
          <table:table-cell table:style-name="ce4" table:formula="oooc:=ACOS((-[.A22]+[.$B$9])/[.$B$5])" office:value-type="float" office:value="0.181904965195671">
            <text:p>0.1819</text:p>
          </table:table-cell>
          <table:table-cell table:formula="oooc:=ACOS(([.A22]+[.$E$5])/[.$E$13])" office:value-type="float" office:value="0.30894012218532">
            <text:p>0.3089</text:p>
          </table:table-cell>
          <table:table-cell table:number-columns-repeated="243"/>
        </table:table-row>
        <table:table-row table:style-name="ro1">
          <table:table-cell table:formula="oooc:=IF([.J23]&lt;[.$B$10];[.E23];[.G23])" office:value-type="float" office:value="6.44123086601866">
            <text:p>6.4412</text:p>
          </table:table-cell>
          <table:table-cell table:formula="oooc:=[.B22]+10" office:value-type="float" office:value="60">
            <text:p>60.0000</text:p>
          </table:table-cell>
          <table:table-cell table:formula="oooc:=IF([.L23]&lt;[.$B$10];[.F23];[.H23])" office:value-type="float" office:value="63.6505574566464">
            <text:p>63.6506</text:p>
          </table:table-cell>
          <table:table-cell/>
          <table:table-cell table:formula="oooc:=-[.$B$9]*COS([.J23])+[.$B$5]" office:value-type="float" office:value="6.44123086601866">
            <text:p>6.4412</text:p>
          </table:table-cell>
          <table:table-cell table:formula="oooc:=[.$B$13]*SIN([.L23])" office:value-type="float" office:value="63.6505574566464">
            <text:p>63.6506</text:p>
          </table:table-cell>
          <table:table-cell table:formula="oooc:=[.$E$9]*COS([.K23])-[.$E$5]" office:value-type="float" office:value="5.37854542461253">
            <text:p>5.3785</text:p>
          </table:table-cell>
          <table:table-cell table:formula="oooc:=[.$E$6]-[.$E$13]*SIN([.M23])" office:value-type="float" office:value="64.7018367440763">
            <text:p>64.7018</text:p>
          </table:table-cell>
          <table:table-cell/>
          <table:table-cell table:formula="oooc:=ASIN([.B23]/[.$B$9])" office:value-type="float" office:value="0.201357920790331">
            <text:p>0.2014</text:p>
          </table:table-cell>
          <table:table-cell table:style-name="ce4" table:formula="oooc:=ASIN(([.$E$6]-[.B23])/[.$E$9])" office:value-type="float" office:value="0.306017963568792">
            <text:p>0.3060</text:p>
          </table:table-cell>
          <table:table-cell table:style-name="ce4" table:formula="oooc:=ACOS((-[.A23]+[.$B$9])/[.$B$5])" office:value-type="float" office:value="0.213518821162162">
            <text:p>0.2135</text:p>
          </table:table-cell>
          <table:table-cell table:formula="oooc:=ACOS(([.A23]+[.$E$5])/[.$E$13])" office:value-type="float" office:value="0.296366720953797">
            <text:p>0.2964</text:p>
          </table:table-cell>
          <table:table-cell table:number-columns-repeated="243"/>
        </table:table-row>
        <table:table-row table:style-name="ro1">
          <table:table-cell table:formula="oooc:=IF([.J24]&lt;[.$B$10];[.E24];[.G24])" office:value-type="float" office:value="8.66095708370358">
            <text:p>8.6610</text:p>
          </table:table-cell>
          <table:table-cell table:formula="oooc:=[.B23]+10" office:value-type="float" office:value="70">
            <text:p>70.0000</text:p>
          </table:table-cell>
          <table:table-cell table:formula="oooc:=IF([.L24]&lt;[.$B$10];[.F24];[.H24])" office:value-type="float" office:value="73.1416876522301">
            <text:p>73.1417</text:p>
          </table:table-cell>
          <table:table-cell/>
          <table:table-cell table:formula="oooc:=-[.$B$9]*COS([.J24])+[.$B$5]" office:value-type="float" office:value="8.66095708370358">
            <text:p>8.6610</text:p>
          </table:table-cell>
          <table:table-cell table:formula="oooc:=[.$B$13]*SIN([.L24])" office:value-type="float" office:value="73.1416876522301">
            <text:p>73.1417</text:p>
          </table:table-cell>
          <table:table-cell table:formula="oooc:=[.$E$9]*COS([.K24])-[.$E$5]" office:value-type="float" office:value="8.42294053853192">
            <text:p>8.4229</text:p>
          </table:table-cell>
          <table:table-cell table:formula="oooc:=[.$E$6]-[.$E$13]*SIN([.M24])" office:value-type="float" office:value="72.1803846530063">
            <text:p>72.1804</text:p>
          </table:table-cell>
          <table:table-cell/>
          <table:table-cell table:formula="oooc:=ASIN([.B24]/[.$B$9])" office:value-type="float" office:value="0.2355042367208">
            <text:p>0.2355</text:p>
          </table:table-cell>
          <table:table-cell table:style-name="ce4" table:formula="oooc:=ASIN(([.$E$6]-[.B24])/[.$E$9])" office:value-type="float" office:value="0.28503153178299">
            <text:p>0.2850</text:p>
          </table:table-cell>
          <table:table-cell table:style-name="ce4" table:formula="oooc:=ACOS((-[.A24]+[.$B$9])/[.$B$5])" office:value-type="float" office:value="0.245969950500719">
            <text:p>0.2460</text:p>
          </table:table-cell>
          <table:table-cell table:formula="oooc:=ACOS(([.A24]+[.$E$5])/[.$E$13])" office:value-type="float" office:value="0.280693055712038">
            <text:p>0.2807</text:p>
          </table:table-cell>
          <table:table-cell table:number-columns-repeated="243"/>
        </table:table-row>
        <table:table-row table:style-name="ro1">
          <table:table-cell table:formula="oooc:=IF([.J25]&lt;[.$B$10];[.E25];[.G25])" office:value-type="float" office:value="11.2401352961934">
            <text:p>11.2401</text:p>
          </table:table-cell>
          <table:table-cell table:formula="oooc:=[.B24]+10" office:value-type="float" office:value="80">
            <text:p>80.0000</text:p>
          </table:table-cell>
          <table:table-cell table:formula="oooc:=IF([.L25]&lt;[.$B$10];[.F25];[.H25])" office:value-type="float" office:value="81.4629906015003">
            <text:p>81.4630</text:p>
          </table:table-cell>
          <table:table-cell/>
          <table:table-cell table:formula="oooc:=-[.$B$9]*COS([.J25])+[.$B$5]" office:value-type="float" office:value="11.2433541039808">
            <text:p>11.2434</text:p>
          </table:table-cell>
          <table:table-cell table:formula="oooc:=[.$B$13]*SIN([.L25])" office:value-type="float" office:value="82.7398630421838">
            <text:p>82.7399</text:p>
          </table:table-cell>
          <table:table-cell table:formula="oooc:=[.$E$9]*COS([.K25])-[.$E$5]" office:value-type="float" office:value="11.2401352961934">
            <text:p>11.2401</text:p>
          </table:table-cell>
          <table:table-cell table:formula="oooc:=[.$E$6]-[.$E$13]*SIN([.M25])" office:value-type="float" office:value="81.4629906015003">
            <text:p>81.4630</text:p>
          </table:table-cell>
          <table:table-cell/>
          <table:table-cell table:formula="oooc:=ASIN([.B25]/[.$B$9])" office:value-type="float" office:value="0.269932795833403">
            <text:p>0.2699</text:p>
          </table:table-cell>
          <table:table-cell table:style-name="ce4" table:formula="oooc:=ASIN(([.$E$6]-[.B25])/[.$E$9])" office:value-type="float" office:value="0.264173387356142">
            <text:p>0.2642</text:p>
          </table:table-cell>
          <table:table-cell table:style-name="ce4" table:formula="oooc:=ACOS((-[.A25]+[.$B$9])/[.$B$5])" office:value-type="float" office:value="0.279058444671697">
            <text:p>0.2791</text:p>
          </table:table-cell>
          <table:table-cell table:formula="oooc:=ACOS(([.A25]+[.$E$5])/[.$E$13])" office:value-type="float" office:value="0.261335969923132">
            <text:p>0.2613</text:p>
          </table:table-cell>
          <table:table-cell table:number-columns-repeated="243"/>
        </table:table-row>
        <table:table-row table:style-name="ro1">
          <table:table-cell table:formula="oooc:=IF([.J26]&lt;[.$B$10];[.E26];[.G26])" office:value-type="float" office:value="13.8341018829187">
            <text:p>13.8341</text:p>
          </table:table-cell>
          <table:table-cell table:formula="oooc:=[.B25]+10" office:value-type="float" office:value="90">
            <text:p>90.0000</text:p>
          </table:table-cell>
          <table:table-cell table:formula="oooc:=IF([.L26]&lt;[.$B$10];[.F26];[.H26])" office:value-type="float" office:value="91.5864133774311">
            <text:p>91.5864</text:p>
          </table:table-cell>
          <table:table-cell/>
          <table:table-cell table:formula="oooc:=-[.$B$9]*COS([.J26])+[.$B$5]" office:value-type="float" office:value="14.1982395749163">
            <text:p>14.1982</text:p>
          </table:table-cell>
          <table:table-cell table:formula="oooc:=[.$B$13]*SIN([.L26])" office:value-type="float" office:value="91.3083958617401">
            <text:p>91.3084</text:p>
          </table:table-cell>
          <table:table-cell table:formula="oooc:=[.$E$9]*COS([.K26])-[.$E$5]" office:value-type="float" office:value="13.8341018829187">
            <text:p>13.8341</text:p>
          </table:table-cell>
          <table:table-cell table:formula="oooc:=[.$E$6]-[.$E$13]*SIN([.M26])" office:value-type="float" office:value="91.5864133774311">
            <text:p>91.5864</text:p>
          </table:table-cell>
          <table:table-cell/>
          <table:table-cell table:formula="oooc:=ASIN([.B26]/[.$B$9])" office:value-type="float" office:value="0.304692654015397">
            <text:p>0.3047</text:p>
          </table:table-cell>
          <table:table-cell table:style-name="ce4" table:formula="oooc:=ASIN(([.$E$6]-[.B26])/[.$E$9])" office:value-type="float" office:value="0.243432287770743">
            <text:p>0.2434</text:p>
          </table:table-cell>
          <table:table-cell table:style-name="ce4" table:formula="oooc:=ACOS((-[.A26]+[.$B$9])/[.$B$5])" office:value-type="float" office:value="0.308863678813114">
            <text:p>0.3089</text:p>
          </table:table-cell>
          <table:table-cell table:formula="oooc:=ACOS(([.A26]+[.$E$5])/[.$E$13])" office:value-type="float" office:value="0.240338896624199">
            <text:p>0.2403</text:p>
          </table:table-cell>
          <table:table-cell table:number-columns-repeated="243"/>
        </table:table-row>
        <table:table-row table:style-name="ro1">
          <table:table-cell table:formula="oooc:=IF([.J27]&lt;[.$B$10];[.E27];[.G27])" office:value-type="float" office:value="16.2084162284395">
            <text:p>16.2084</text:p>
          </table:table-cell>
          <table:table-cell table:formula="oooc:=[.B26]+10" office:value-type="float" office:value="100">
            <text:p>100.0000</text:p>
          </table:table-cell>
          <table:table-cell table:formula="oooc:=IF([.L27]&lt;[.$B$10];[.F27];[.H27])" office:value-type="float" office:value="101.732761459549">
            <text:p>101.7328</text:p>
          </table:table-cell>
          <table:table-cell/>
          <table:table-cell table:formula="oooc:=-[.$B$9]*COS([.J27])+[.$B$5]" office:value-type="float" office:value="17.537287525381">
            <text:p>17.5373</text:p>
          </table:table-cell>
          <table:table-cell table:formula="oooc:=[.$B$13]*SIN([.L27])" office:value-type="float" office:value="98.4402426877817">
            <text:p>98.4402</text:p>
          </table:table-cell>
          <table:table-cell table:formula="oooc:=[.$E$9]*COS([.K27])-[.$E$5]" office:value-type="float" office:value="16.2084162284395">
            <text:p>16.2084</text:p>
          </table:table-cell>
          <table:table-cell table:formula="oooc:=[.$E$6]-[.$E$13]*SIN([.M27])" office:value-type="float" office:value="101.732761459549">
            <text:p>101.7328</text:p>
          </table:table-cell>
          <table:table-cell/>
          <table:table-cell table:formula="oooc:=ASIN([.B27]/[.$B$9])" office:value-type="float" office:value="0.339836909454122">
            <text:p>0.3398</text:p>
          </table:table-cell>
          <table:table-cell table:style-name="ce4" table:formula="oooc:=ASIN(([.$E$6]-[.B27])/[.$E$9])" office:value-type="float" office:value="0.222797502657496">
            <text:p>0.2228</text:p>
          </table:table-cell>
          <table:table-cell table:style-name="ce4" table:formula="oooc:=ACOS((-[.A27]+[.$B$9])/[.$B$5])" office:value-type="float" office:value="0.333888263514596">
            <text:p>0.3339</text:p>
          </table:table-cell>
          <table:table-cell table:formula="oooc:=ACOS(([.A27]+[.$E$5])/[.$E$13])" office:value-type="float" office:value="0.21940214729123">
            <text:p>0.2194</text:p>
          </table:table-cell>
          <table:table-cell table:number-columns-repeated="243"/>
        </table:table-row>
        <table:table-row table:style-name="ro1">
          <table:table-cell table:formula="oooc:=IF([.J28]&lt;[.$B$10];[.E28];[.G28])" office:value-type="float" office:value="18.3662847823806">
            <text:p>18.3663</text:p>
          </table:table-cell>
          <table:table-cell table:formula="oooc:=[.B27]+10" office:value-type="float" office:value="110">
            <text:p>110.0000</text:p>
          </table:table-cell>
          <table:table-cell table:formula="oooc:=IF([.L28]&lt;[.$B$10];[.F28];[.H28])" office:value-type="float" office:value="111.909144332374">
            <text:p>111.9091</text:p>
          </table:table-cell>
          <table:table-cell/>
          <table:table-cell table:formula="oooc:=-[.$B$9]*COS([.J28])+[.$B$5]" office:value-type="float" office:value="21.2742852609427">
            <text:p>21.2743</text:p>
          </table:table-cell>
          <table:table-cell table:formula="oooc:=[.$B$13]*SIN([.L28])" office:value-type="float" office:value="104.453792907299">
            <text:p>104.4538</text:p>
          </table:table-cell>
          <table:table-cell table:formula="oooc:=[.$E$9]*COS([.K28])-[.$E$5]" office:value-type="float" office:value="18.3662847823806">
            <text:p>18.3663</text:p>
          </table:table-cell>
          <table:table-cell table:formula="oooc:=[.$E$6]-[.$E$13]*SIN([.M28])" office:value-type="float" office:value="111.909144332374">
            <text:p>111.9091</text:p>
          </table:table-cell>
          <table:table-cell/>
          <table:table-cell table:formula="oooc:=ASIN([.B28]/[.$B$9])" office:value-type="float" office:value="0.375423607981039">
            <text:p>0.3754</text:p>
          </table:table-cell>
          <table:table-cell table:style-name="ce4" table:formula="oooc:=ASIN(([.$E$6]-[.B28])/[.$E$9])" office:value-type="float" office:value="0.202258753978144">
            <text:p>0.2023</text:p>
          </table:table-cell>
          <table:table-cell table:style-name="ce4" table:formula="oooc:=ACOS((-[.A28]+[.$B$9])/[.$B$5])" office:value-type="float" office:value="0.355158353513509">
            <text:p>0.3552</text:p>
          </table:table-cell>
          <table:table-cell table:formula="oooc:=ACOS(([.A28]+[.$E$5])/[.$E$13])" office:value-type="float" office:value="0.198501156409361">
            <text:p>0.1985</text:p>
          </table:table-cell>
          <table:table-cell table:number-columns-repeated="243"/>
        </table:table-row>
        <table:table-row table:style-name="ro1">
          <table:table-cell table:formula="oooc:=IF([.J29]&lt;[.$B$10];[.E29];[.G29])" office:value-type="float" office:value="20.310567751822">
            <text:p>20.3106</text:p>
          </table:table-cell>
          <table:table-cell table:formula="oooc:=[.B28]+10" office:value-type="float" office:value="120">
            <text:p>120.0000</text:p>
          </table:table-cell>
          <table:table-cell table:formula="oooc:=IF([.L29]&lt;[.$B$10];[.F29];[.H29])" office:value-type="float" office:value="122.125988978598">
            <text:p>122.1260</text:p>
          </table:table-cell>
          <table:table-cell/>
          <table:table-cell table:formula="oooc:=-[.$B$9]*COS([.J29])+[.$B$5]" office:value-type="float" office:value="25.4254583026496">
            <text:p>25.4255</text:p>
          </table:table-cell>
          <table:table-cell table:formula="oooc:=[.$B$13]*SIN([.L29])" office:value-type="float" office:value="109.553484146748">
            <text:p>109.5535</text:p>
          </table:table-cell>
          <table:table-cell table:formula="oooc:=[.$E$9]*COS([.K29])-[.$E$5]" office:value-type="float" office:value="20.310567751822">
            <text:p>20.3106</text:p>
          </table:table-cell>
          <table:table-cell table:formula="oooc:=[.$E$6]-[.$E$13]*SIN([.M29])" office:value-type="float" office:value="122.125988978598">
            <text:p>122.1260</text:p>
          </table:table-cell>
          <table:table-cell/>
          <table:table-cell table:formula="oooc:=ASIN([.B29]/[.$B$9])" office:value-type="float" office:value="0.411516846067488">
            <text:p>0.4115</text:p>
          </table:table-cell>
          <table:table-cell table:style-name="ce4" table:formula="oooc:=ASIN(([.$E$6]-[.B29])/[.$E$9])" office:value-type="float" office:value="0.181806161955048">
            <text:p>0.1818</text:p>
          </table:table-cell>
          <table:table-cell table:style-name="ce4" table:formula="oooc:=ACOS((-[.A29]+[.$B$9])/[.$B$5])" office:value-type="float" office:value="0.373328104612342">
            <text:p>0.3733</text:p>
          </table:table-cell>
          <table:table-cell table:formula="oooc:=ACOS(([.A29]+[.$E$5])/[.$E$13])" office:value-type="float" office:value="0.177605092810565">
            <text:p>0.1776</text:p>
          </table:table-cell>
          <table:table-cell table:number-columns-repeated="243"/>
        </table:table-row>
        <table:table-row table:style-name="ro1">
          <table:table-cell table:formula="oooc:=IF([.J30]&lt;[.$B$10];[.E30];[.G30])" office:value-type="float" office:value="22.0437992194726">
            <text:p>22.0438</text:p>
          </table:table-cell>
          <table:table-cell table:formula="oooc:=[.B29]+10" office:value-type="float" office:value="130">
            <text:p>130.0000</text:p>
          </table:table-cell>
          <table:table-cell table:formula="oooc:=IF([.L30]&lt;[.$B$10];[.F30];[.H30])" office:value-type="float" office:value="132.399262976306">
            <text:p>132.3993</text:p>
          </table:table-cell>
          <table:table-cell/>
          <table:table-cell table:formula="oooc:=-[.$B$9]*COS([.J30])+[.$B$5]" office:value-type="float" office:value="30.0098833080845">
            <text:p>30.0099</text:p>
          </table:table-cell>
          <table:table-cell table:formula="oooc:=[.$B$13]*SIN([.L30])" office:value-type="float" office:value="113.879299469461">
            <text:p>113.8793</text:p>
          </table:table-cell>
          <table:table-cell table:formula="oooc:=[.$E$9]*COS([.K30])-[.$E$5]" office:value-type="float" office:value="22.0437992194726">
            <text:p>22.0438</text:p>
          </table:table-cell>
          <table:table-cell table:formula="oooc:=[.$E$6]-[.$E$13]*SIN([.M30])" office:value-type="float" office:value="132.399262976306">
            <text:p>132.3993</text:p>
          </table:table-cell>
          <table:table-cell/>
          <table:table-cell table:formula="oooc:=ASIN([.B30]/[.$B$9])" office:value-type="float" office:value="0.448188135979431">
            <text:p>0.4482</text:p>
          </table:table-cell>
          <table:table-cell table:style-name="ce4" table:formula="oooc:=ASIN(([.$E$6]-[.B30])/[.$E$9])" office:value-type="float" office:value="0.161430195882053">
            <text:p>0.1614</text:p>
          </table:table-cell>
          <table:table-cell table:style-name="ce4" table:formula="oooc:=ACOS((-[.A30]+[.$B$9])/[.$B$5])" office:value-type="float" office:value="0.388842360621336">
            <text:p>0.3888</text:p>
          </table:table-cell>
          <table:table-cell table:formula="oooc:=ACOS(([.A30]+[.$E$5])/[.$E$13])" office:value-type="float" office:value="0.156672344690028">
            <text:p>0.1567</text:p>
          </table:table-cell>
          <table:table-cell table:number-columns-repeated="243"/>
        </table:table-row>
        <table:table-row table:style-name="ro1">
          <table:table-cell table:formula="oooc:=IF([.J31]&lt;[.$B$10];[.E31];[.G31])" office:value-type="float" office:value="23.5682044910887">
            <text:p>23.5682</text:p>
          </table:table-cell>
          <table:table-cell table:formula="oooc:=[.B30]+10" office:value-type="float" office:value="140">
            <text:p>140.0000</text:p>
          </table:table-cell>
          <table:table-cell table:formula="oooc:=IF([.L31]&lt;[.$B$10];[.F31];[.H31])" office:value-type="float" office:value="142.754801168008">
            <text:p>142.7548</text:p>
          </table:table-cell>
          <table:table-cell/>
          <table:table-cell table:formula="oooc:=-[.$B$9]*COS([.J31])+[.$B$5]" office:value-type="float" office:value="35.050016771568">
            <text:p>35.0500</text:p>
          </table:table-cell>
          <table:table-cell table:formula="oooc:=[.$B$13]*SIN([.L31])" office:value-type="float" office:value="117.531301497599">
            <text:p>117.5313</text:p>
          </table:table-cell>
          <table:table-cell table:formula="oooc:=[.$E$9]*COS([.K31])-[.$E$5]" office:value-type="float" office:value="23.5682044910887">
            <text:p>23.5682</text:p>
          </table:table-cell>
          <table:table-cell table:formula="oooc:=[.$E$6]-[.$E$13]*SIN([.M31])" office:value-type="float" office:value="142.754801168008">
            <text:p>142.7548</text:p>
          </table:table-cell>
          <table:table-cell/>
          <table:table-cell table:formula="oooc:=ASIN([.B31]/[.$B$9])" office:value-type="float" office:value="0.485518122295591">
            <text:p>0.4855</text:p>
          </table:table-cell>
          <table:table-cell table:style-name="ce4" table:formula="oooc:=ASIN(([.$E$6]-[.B31])/[.$E$9])" office:value-type="float" office:value="0.141121629075093">
            <text:p>0.1411</text:p>
          </table:table-cell>
          <table:table-cell table:style-name="ce4" table:formula="oooc:=ACOS((-[.A31]+[.$B$9])/[.$B$5])" office:value-type="float" office:value="0.402017065803961">
            <text:p>0.4020</text:p>
          </table:table-cell>
          <table:table-cell table:formula="oooc:=ACOS(([.A31]+[.$E$5])/[.$E$13])" office:value-type="float" office:value="0.135641783081505">
            <text:p>0.1356</text:p>
          </table:table-cell>
          <table:table-cell table:number-columns-repeated="243"/>
        </table:table-row>
        <table:table-row table:style-name="ro1">
          <table:table-cell table:formula="oooc:=IF([.J32]&lt;[.$B$10];[.E32];[.G32])" office:value-type="float" office:value="24.8857149622779">
            <text:p>24.8857</text:p>
          </table:table-cell>
          <table:table-cell table:formula="oooc:=[.B31]+10" office:value-type="float" office:value="150">
            <text:p>150.0000</text:p>
          </table:table-cell>
          <table:table-cell table:formula="oooc:=IF([.L32]&lt;[.$B$10];[.F32];[.H32])" office:value-type="float" office:value="153.237562508346">
            <text:p>153.2376</text:p>
          </table:table-cell>
          <table:table-cell/>
          <table:table-cell table:formula="oooc:=-[.$B$9]*COS([.J32])+[.$B$5]" office:value-type="float" office:value="40.5723788646684">
            <text:p>40.5724</text:p>
          </table:table-cell>
          <table:table-cell table:formula="oooc:=[.$B$13]*SIN([.L32])" office:value-type="float" office:value="120.583060867532">
            <text:p>120.5831</text:p>
          </table:table-cell>
          <table:table-cell table:formula="oooc:=[.$E$9]*COS([.K32])-[.$E$5]" office:value-type="float" office:value="24.8857149622779">
            <text:p>24.8857</text:p>
          </table:table-cell>
          <table:table-cell table:formula="oooc:=[.$E$6]-[.$E$13]*SIN([.M32])" office:value-type="float" office:value="153.237562508346">
            <text:p>153.2376</text:p>
          </table:table-cell>
          <table:table-cell/>
          <table:table-cell table:formula="oooc:=ASIN([.B32]/[.$B$9])" office:value-type="float" office:value="0.523598775598299">
            <text:p>0.5236</text:p>
          </table:table-cell>
          <table:table-cell table:style-name="ce4" table:formula="oooc:=ASIN(([.$E$6]-[.B32])/[.$E$9])" office:value-type="float" office:value="0.120871497321845">
            <text:p>0.1209</text:p>
          </table:table-cell>
          <table:table-cell table:style-name="ce4" table:formula="oooc:=ACOS((-[.A32]+[.$B$9])/[.$B$5])" office:value-type="float" office:value="0.413083151974251">
            <text:p>0.4131</text:p>
          </table:table-cell>
          <table:table-cell table:formula="oooc:=ACOS(([.A32]+[.$E$5])/[.$E$13])" office:value-type="float" office:value="0.114414124981327">
            <text:p>0.1144</text:p>
          </table:table-cell>
          <table:table-cell table:number-columns-repeated="243"/>
        </table:table-row>
        <table:table-row table:style-name="ro1">
          <table:table-cell table:formula="oooc:=IF([.J33]&lt;[.$B$10];[.E33];[.G33])" office:value-type="float" office:value="25.9979807454453">
            <text:p>25.9980</text:p>
          </table:table-cell>
          <table:table-cell table:formula="oooc:=[.B32]+10" office:value-type="float" office:value="160">
            <text:p>160.0000</text:p>
          </table:table-cell>
          <table:table-cell table:formula="oooc:=IF([.L33]&lt;[.$B$10];[.F33];[.H33])" office:value-type="float" office:value="163.934206309557">
            <text:p>163.9342</text:p>
          </table:table-cell>
          <table:table-cell/>
          <table:table-cell table:formula="oooc:=-[.$B$9]*COS([.J33])+[.$B$5]" office:value-type="float" office:value="46.6084491910096">
            <text:p>46.6084</text:p>
          </table:table-cell>
          <table:table-cell table:formula="oooc:=[.$B$13]*SIN([.L33])" office:value-type="float" office:value="123.089552133504">
            <text:p>123.0896</text:p>
          </table:table-cell>
          <table:table-cell table:formula="oooc:=[.$E$9]*COS([.K33])-[.$E$5]" office:value-type="float" office:value="25.9979807454453">
            <text:p>25.9980</text:p>
          </table:table-cell>
          <table:table-cell table:formula="oooc:=[.$E$6]-[.$E$13]*SIN([.M33])" office:value-type="float" office:value="163.934206309557">
            <text:p>163.9342</text:p>
          </table:table-cell>
          <table:table-cell/>
          <table:table-cell table:formula="oooc:=ASIN([.B33]/[.$B$9])" office:value-type="float" office:value="0.562536244543856">
            <text:p>0.5625</text:p>
          </table:table-cell>
          <table:table-cell table:style-name="ce4" table:formula="oooc:=ASIN(([.$E$6]-[.B33])/[.$E$9])" office:value-type="float" office:value="0.100671060271937">
            <text:p>0.1007</text:p>
          </table:table-cell>
          <table:table-cell table:style-name="ce4" table:formula="oooc:=ACOS((-[.A33]+[.$B$9])/[.$B$5])" office:value-type="float" office:value="0.422212270299844">
            <text:p>0.4222</text:p>
          </table:table-cell>
          <table:table-cell table:formula="oooc:=ACOS(([.A33]+[.$E$5])/[.$E$13])" office:value-type="float" office:value="0.0928065429428984">
            <text:p>0.0928</text:p>
          </table:table-cell>
          <table:table-cell table:number-columns-repeated="243"/>
        </table:table-row>
        <table:table-row table:style-name="ro1">
          <table:table-cell table:formula="oooc:=IF([.J34]&lt;[.$B$10];[.E34];[.G34])" office:value-type="float" office:value="26.9063812555213">
            <text:p>26.9064</text:p>
          </table:table-cell>
          <table:table-cell table:formula="oooc:=[.B33]+10" office:value-type="float" office:value="170">
            <text:p>170.0000</text:p>
          </table:table-cell>
          <table:table-cell table:formula="oooc:=IF([.L34]&lt;[.$B$10];[.F34];[.H34])" office:value-type="float" office:value="175.040177666801">
            <text:p>175.0402</text:p>
          </table:table-cell>
          <table:table-cell/>
          <table:table-cell table:formula="oooc:=-[.$B$9]*COS([.J34])+[.$B$5]" office:value-type="float" office:value="53.1958581138345">
            <text:p>53.1959</text:p>
          </table:table-cell>
          <table:table-cell table:formula="oooc:=[.$B$13]*SIN([.L34])" office:value-type="float" office:value="125.092045314821">
            <text:p>125.0920</text:p>
          </table:table-cell>
          <table:table-cell table:formula="oooc:=[.$E$9]*COS([.K34])-[.$E$5]" office:value-type="float" office:value="26.9063812555213">
            <text:p>26.9064</text:p>
          </table:table-cell>
          <table:table-cell table:formula="oooc:=[.$E$6]-[.$E$13]*SIN([.M34])" office:value-type="float" office:value="175.040177666801">
            <text:p>175.0402</text:p>
          </table:table-cell>
          <table:table-cell/>
          <table:table-cell table:formula="oooc:=ASIN([.B34]/[.$B$9])" office:value-type="float" office:value="0.602454633384991">
            <text:p>0.6025</text:p>
          </table:table-cell>
          <table:table-cell table:style-name="ce4" table:formula="oooc:=ASIN(([.$E$6]-[.B34])/[.$E$9])" office:value-type="float" office:value="0.0805117652759603">
            <text:p>0.0805</text:p>
          </table:table-cell>
          <table:table-cell table:style-name="ce4" table:formula="oooc:=ACOS((-[.A34]+[.$B$9])/[.$B$5])" office:value-type="float" office:value="0.42953268779058">
            <text:p>0.4295</text:p>
          </table:table-cell>
          <table:table-cell table:formula="oooc:=ACOS(([.A34]+[.$E$5])/[.$E$13])" office:value-type="float" office:value="0.0704178646467703">
            <text:p>0.0704</text:p>
          </table:table-cell>
          <table:table-cell table:number-columns-repeated="243"/>
        </table:table-row>
        <table:table-row table:style-name="ro1">
          <table:table-cell table:formula="oooc:=IF([.J35]&lt;[.$B$10];[.E35];[.G35])" office:value-type="float" office:value="27.6120339167904">
            <text:p>27.6120</text:p>
          </table:table-cell>
          <table:table-cell table:formula="oooc:=[.B34]+10" office:value-type="float" office:value="180">
            <text:p>180.0000</text:p>
          </table:table-cell>
          <table:table-cell table:formula="oooc:=IF([.L35]&lt;[.$B$10];[.F35];[.H35])" office:value-type="float" office:value="187.143057160658">
            <text:p>187.1431</text:p>
          </table:table-cell>
          <table:table-cell/>
          <table:table-cell table:formula="oooc:=-[.$B$9]*COS([.J35])+[.$B$5]" office:value-type="float" office:value="60.38">
            <text:p>60.3800</text:p>
          </table:table-cell>
          <table:table-cell table:formula="oooc:=[.$B$13]*SIN([.L35])" office:value-type="float" office:value="126.621247557637">
            <text:p>126.6212</text:p>
          </table:table-cell>
          <table:table-cell table:formula="oooc:=[.$E$9]*COS([.K35])-[.$E$5]" office:value-type="float" office:value="27.6120339167904">
            <text:p>27.6120</text:p>
          </table:table-cell>
          <table:table-cell table:formula="oooc:=[.$E$6]-[.$E$13]*SIN([.M35])" office:value-type="float" office:value="187.143057160658">
            <text:p>187.1431</text:p>
          </table:table-cell>
          <table:table-cell/>
          <table:table-cell table:formula="oooc:=ASIN([.B35]/[.$B$9])" office:value-type="float" office:value="0.643501108793284">
            <text:p>0.6435</text:p>
          </table:table-cell>
          <table:table-cell table:style-name="ce4" table:formula="oooc:=ASIN(([.$E$6]-[.B35])/[.$E$9])" office:value-type="float" office:value="0.0603852132355114">
            <text:p>0.0604</text:p>
          </table:table-cell>
          <table:table-cell table:style-name="ce4" table:formula="oooc:=ACOS((-[.A35]+[.$B$9])/[.$B$5])" office:value-type="float" office:value="0.435139470051782">
            <text:p>0.4351</text:p>
          </table:table-cell>
          <table:table-cell table:formula="oooc:=ACOS(([.A35]+[.$E$5])/[.$E$13])" office:value-type="float" office:value="0.0460593234205815">
            <text:p>0.0461</text:p>
          </table:table-cell>
          <table:table-cell table:number-columns-repeated="243"/>
        </table:table-row>
        <table:table-row table:style-name="ro1">
          <table:table-cell table:formula="oooc:=IF([.J36]&lt;[.$B$10];[.E36];[.G36])" office:value-type="float" office:value="28.1158011214029">
            <text:p>28.1158</text:p>
          </table:table-cell>
          <table:table-cell table:formula="oooc:=[.B35]+10" office:value-type="float" office:value="190">
            <text:p>190.0000</text:p>
          </table:table-cell>
          <table:table-cell table:formula="oooc:=IF([.L36]&lt;[.$B$10];[.F36];[.H36])" office:value-type="float" office:value="205.163079068275">
            <text:p>205.1631</text:p>
          </table:table-cell>
          <table:table-cell/>
          <table:table-cell table:formula="oooc:=-[.$B$9]*COS([.J36])+[.$B$5]" office:value-type="float" office:value="68.216264675122">
            <text:p>68.2163</text:p>
          </table:table-cell>
          <table:table-cell table:formula="oooc:=[.$B$13]*SIN([.L36])" office:value-type="float" office:value="127.699361001312">
            <text:p>127.6994</text:p>
          </table:table-cell>
          <table:table-cell table:formula="oooc:=[.$E$9]*COS([.K36])-[.$E$5]" office:value-type="float" office:value="28.1158011214029">
            <text:p>28.1158</text:p>
          </table:table-cell>
          <table:table-cell table:formula="oooc:=[.$E$6]-[.$E$13]*SIN([.M36])" office:value-type="float" office:value="205.163079068275">
            <text:p>205.1631</text:p>
          </table:table-cell>
          <table:table-cell/>
          <table:table-cell table:formula="oooc:=ASIN([.B36]/[.$B$9])" office:value-type="float" office:value="0.685852964618711">
            <text:p>0.6859</text:p>
          </table:table-cell>
          <table:table-cell table:style-name="ce4" table:formula="oooc:=ASIN(([.$E$6]-[.B36])/[.$E$9])" office:value-type="float" office:value="0.0402831260695623">
            <text:p>0.0403</text:p>
          </table:table-cell>
          <table:table-cell table:style-name="ce4" table:formula="oooc:=ACOS((-[.A36]+[.$B$9])/[.$B$5])" office:value-type="float" office:value="0.439101135200273">
            <text:p>0.4391</text:p>
          </table:table-cell>
          <table:table-cell table:formula="oooc:=ACOS(([.A36]+[.$E$5])/[.$E$13])" office:value-type="float" office:value="0.00983805908517978">
            <text:p>0.0098</text:p>
          </table:table-cell>
          <table:table-cell table:number-columns-repeated="243"/>
        </table:table-row>
        <table:table-row table:style-name="ro1">
          <table:table-cell table:formula="oooc:=IF([.J37]&lt;[.$B$10];[.E37];[.G37])" office:value-type="float" office:value="28.418295542008">
            <text:p>28.4183</text:p>
          </table:table-cell>
          <table:table-cell table:formula="oooc:=[.B36]+10" office:value-type="float" office:value="200">
            <text:p>200.0000</text:p>
          </table:table-cell>
          <table:table-cell table:formula="oooc:=IF([.L37]&lt;[.$B$10];[.F37];[.H37])" office:value-type="float" office:value="0">
            <text:p>#VALUE!</text:p>
          </table:table-cell>
          <table:table-cell/>
          <table:table-cell table:formula="oooc:=-[.$B$9]*COS([.J37])+[.$B$5]" office:value-type="float" office:value="76.773202250021">
            <text:p>76.7732</text:p>
          </table:table-cell>
          <table:table-cell table:formula="oooc:=[.$B$13]*SIN([.L37])" office:value-type="float" office:value="128.34142824393">
            <text:p>128.3414</text:p>
          </table:table-cell>
          <table:table-cell table:formula="oooc:=[.$E$9]*COS([.K37])-[.$E$5]" office:value-type="float" office:value="28.418295542008">
            <text:p>28.4183</text:p>
          </table:table-cell>
          <table:table-cell table:formula="oooc:=[.$E$6]-[.$E$13]*SIN([.M37])" office:value-type="float" office:value="0">
            <text:p>#VALUE!</text:p>
          </table:table-cell>
          <table:table-cell/>
          <table:table-cell table:formula="oooc:=ASIN([.B37]/[.$B$9])" office:value-type="float" office:value="0.729727656226966">
            <text:p>0.7297</text:p>
          </table:table-cell>
          <table:table-cell table:style-name="ce4" table:formula="oooc:=ASIN(([.$E$6]-[.B37])/[.$E$9])" office:value-type="float" office:value="0.0201973154363804">
            <text:p>0.0202</text:p>
          </table:table-cell>
          <table:table-cell table:style-name="ce4" table:formula="oooc:=ACOS((-[.A37]+[.$B$9])/[.$B$5])" office:value-type="float" office:value="0.441463995280173">
            <text:p>0.4415</text:p>
          </table:table-cell>
          <table:table-cell table:formula="oooc:=ACOS(([.A37]+[.$E$5])/[.$E$13])" office:value-type="float" office:value="0">
            <text:p>#VALUE!</text:p>
          </table:table-cell>
          <table:table-cell table:number-columns-repeated="243"/>
        </table:table-row>
        <table:table-row table:style-name="ro1">
          <table:table-cell table:formula="oooc:=IF([.J38]&lt;[.$B$10];[.E38];[.G38])" office:value-type="float" office:value="28.5198838755563">
            <text:p>28.5199</text:p>
          </table:table-cell>
          <table:table-cell table:formula="oooc:=[.B37]+10" office:value-type="float" office:value="210">
            <text:p>210.0000</text:p>
          </table:table-cell>
          <table:table-cell table:formula="oooc:=IF([.L38]&lt;[.$B$10];[.F38];[.H38])" office:value-type="float" office:value="0">
            <text:p>#VALUE!</text:p>
          </table:table-cell>
          <table:table-cell/>
          <table:table-cell table:formula="oooc:=-[.$B$9]*COS([.J38])+[.$B$5]" office:value-type="float" office:value="86.1371471437145">
            <text:p>86.1371</text:p>
          </table:table-cell>
          <table:table-cell table:formula="oooc:=[.$B$13]*SIN([.L38])" office:value-type="float" office:value="128.556178183153">
            <text:p>128.5562</text:p>
          </table:table-cell>
          <table:table-cell table:formula="oooc:=[.$E$9]*COS([.K38])-[.$E$5]" office:value-type="float" office:value="28.5198838755563">
            <text:p>28.5199</text:p>
          </table:table-cell>
          <table:table-cell table:formula="oooc:=[.$E$6]-[.$E$13]*SIN([.M38])" office:value-type="float" office:value="0">
            <text:p>#VALUE!</text:p>
          </table:table-cell>
          <table:table-cell/>
          <table:table-cell table:formula="oooc:=ASIN([.B38]/[.$B$9])" office:value-type="float" office:value="0.775397496610753">
            <text:p>0.7754</text:p>
          </table:table-cell>
          <table:table-cell table:style-name="ce4" table:formula="oooc:=ASIN(([.$E$6]-[.B38])/[.$E$9])" office:value-type="float" office:value="0.000119652376012969">
            <text:p>0.0001</text:p>
          </table:table-cell>
          <table:table-cell table:style-name="ce4" table:formula="oooc:=ACOS((-[.A38]+[.$B$9])/[.$B$5])" office:value-type="float" office:value="0.442254881031628">
            <text:p>0.4423</text:p>
          </table:table-cell>
          <table:table-cell table:formula="oooc:=ACOS(([.A38]+[.$E$5])/[.$E$13])" office:value-type="float" office:value="0">
            <text:p>#VALUE!</text:p>
          </table:table-cell>
          <table:table-cell table:number-columns-repeated="243"/>
        </table:table-row>
        <table:table-row table:style-name="ro1">
          <table:table-cell table:formula="oooc:=IF([.J39]&lt;[.$B$10];[.E39];[.G39])" office:value-type="float" office:value="28.4206890719533">
            <text:p>28.4207</text:p>
          </table:table-cell>
          <table:table-cell table:formula="oooc:=[.B38]+10" office:value-type="float" office:value="220">
            <text:p>220.0000</text:p>
          </table:table-cell>
          <table:table-cell table:formula="oooc:=IF([.L39]&lt;[.$B$10];[.F39];[.H39])" office:value-type="float" office:value="0">
            <text:p>#VALUE!</text:p>
          </table:table-cell>
          <table:table-cell/>
          <table:table-cell table:formula="oooc:=-[.$B$9]*COS([.J39])+[.$B$5]" office:value-type="float" office:value="96.4192194562886">
            <text:p>96.4192</text:p>
          </table:table-cell>
          <table:table-cell table:formula="oooc:=[.$B$13]*SIN([.L39])" office:value-type="float" office:value="128.346493040703">
            <text:p>128.3465</text:p>
          </table:table-cell>
          <table:table-cell table:formula="oooc:=[.$E$9]*COS([.K39])-[.$E$5]" office:value-type="float" office:value="28.4206890719533">
            <text:p>28.4207</text:p>
          </table:table-cell>
          <table:table-cell table:formula="oooc:=[.$E$6]-[.$E$13]*SIN([.M39])" office:value-type="float" office:value="0">
            <text:p>#VALUE!</text:p>
          </table:table-cell>
          <table:table-cell/>
          <table:table-cell table:formula="oooc:=ASIN([.B39]/[.$B$9])" office:value-type="float" office:value="0.823211977125876">
            <text:p>0.8232</text:p>
          </table:table-cell>
          <table:table-cell table:style-name="ce4" table:formula="oooc:=ASIN(([.$E$6]-[.B39])/[.$E$9])" office:value-type="float" office:value="-0.0199579624429925">
            <text:p>-0.0200</text:p>
          </table:table-cell>
          <table:table-cell table:style-name="ce4" table:formula="oooc:=ACOS((-[.A39]+[.$B$9])/[.$B$5])" office:value-type="float" office:value="0.441482644618508">
            <text:p>0.4415</text:p>
          </table:table-cell>
          <table:table-cell table:formula="oooc:=ACOS(([.A39]+[.$E$5])/[.$E$13])" office:value-type="float" office:value="0">
            <text:p>#VALUE!</text:p>
          </table:table-cell>
          <table:table-cell table:number-columns-repeated="243"/>
        </table:table-row>
        <table:table-row table:style-name="ro1">
          <table:table-cell table:formula="oooc:=IF([.J40]&lt;[.$B$10];[.E40];[.G40])" office:value-type="float" office:value="28.12059107928">
            <text:p>28.1206</text:p>
          </table:table-cell>
          <table:table-cell table:formula="oooc:=[.B39]+10" office:value-type="float" office:value="230">
            <text:p>230.0000</text:p>
          </table:table-cell>
          <table:table-cell table:formula="oooc:=IF([.L40]&lt;[.$B$10];[.F40];[.H40])" office:value-type="float" office:value="205.676905830499">
            <text:p>205.6769</text:p>
          </table:table-cell>
          <table:table-cell/>
          <table:table-cell table:formula="oooc:=-[.$B$9]*COS([.J40])+[.$B$5]" office:value-type="float" office:value="107.766397157418">
            <text:p>107.7664</text:p>
          </table:table-cell>
          <table:table-cell table:formula="oooc:=[.$B$13]*SIN([.L40])" office:value-type="float" office:value="127.709558784454">
            <text:p>127.7096</text:p>
          </table:table-cell>
          <table:table-cell table:formula="oooc:=[.$E$9]*COS([.K40])-[.$E$5]" office:value-type="float" office:value="28.12059107928">
            <text:p>28.1206</text:p>
          </table:table-cell>
          <table:table-cell table:formula="oooc:=[.$E$6]-[.$E$13]*SIN([.M40])" office:value-type="float" office:value="205.676905830499">
            <text:p>205.6769</text:p>
          </table:table-cell>
          <table:table-cell/>
          <table:table-cell table:formula="oooc:=ASIN([.B40]/[.$B$9])" office:value-type="float" office:value="0.873633193152664">
            <text:p>0.8736</text:p>
          </table:table-cell>
          <table:table-cell table:style-name="ce4" table:formula="oooc:=ASIN(([.$E$6]-[.B40])/[.$E$9])" office:value-type="float" office:value="-0.0400436281768508">
            <text:p>-0.0400</text:p>
          </table:table-cell>
          <table:table-cell table:style-name="ce4" table:formula="oooc:=ACOS((-[.A40]+[.$B$9])/[.$B$5])" office:value-type="float" office:value="0.439138643349014">
            <text:p>0.4391</text:p>
          </table:table-cell>
          <table:table-cell table:formula="oooc:=ACOS(([.A40]+[.$E$5])/[.$E$13])" office:value-type="float" office:value="0.00880565309214045">
            <text:p>0.0088</text:p>
          </table:table-cell>
          <table:table-cell table:number-columns-repeated="243"/>
        </table:table-row>
        <table:table-row table:style-name="ro1">
          <table:table-cell table:formula="oooc:=IF([.J41]&lt;[.$B$10];[.E41];[.G41])" office:value-type="float" office:value="27.6192261161493">
            <text:p>27.6192</text:p>
          </table:table-cell>
          <table:table-cell table:formula="oooc:=[.B40]+10" office:value-type="float" office:value="240">
            <text:p>240.0000</text:p>
          </table:table-cell>
          <table:table-cell table:formula="oooc:=IF([.L41]&lt;[.$B$10];[.F41];[.H41])" office:value-type="float" office:value="187.299633533752">
            <text:p>187.2996</text:p>
          </table:table-cell>
          <table:table-cell/>
          <table:table-cell table:formula="oooc:=-[.$B$9]*COS([.J41])+[.$B$5]" office:value-type="float" office:value="120.38">
            <text:p>120.3800</text:p>
          </table:table-cell>
          <table:table-cell table:formula="oooc:=[.$B$13]*SIN([.L41])" office:value-type="float" office:value="126.636718286738">
            <text:p>126.6367</text:p>
          </table:table-cell>
          <table:table-cell table:formula="oooc:=[.$E$9]*COS([.K41])-[.$E$5]" office:value-type="float" office:value="27.6192261161493">
            <text:p>27.6192</text:p>
          </table:table-cell>
          <table:table-cell table:formula="oooc:=[.$E$6]-[.$E$13]*SIN([.M41])" office:value-type="float" office:value="187.299633533752">
            <text:p>187.2996</text:p>
          </table:table-cell>
          <table:table-cell/>
          <table:table-cell table:formula="oooc:=ASIN([.B41]/[.$B$9])" office:value-type="float" office:value="0.927295218001612">
            <text:p>0.9273</text:p>
          </table:table-cell>
          <table:table-cell table:style-name="ce4" table:formula="oooc:=ASIN(([.$E$6]-[.B41])/[.$E$9])" office:value-type="float" office:value="-0.0601454732580302">
            <text:p>-0.0601</text:p>
          </table:table-cell>
          <table:table-cell table:style-name="ce4" table:formula="oooc:=ACOS((-[.A41]+[.$B$9])/[.$B$5])" office:value-type="float" office:value="0.435196267470437">
            <text:p>0.4352</text:p>
          </table:table-cell>
          <table:table-cell table:formula="oooc:=ACOS(([.A41]+[.$E$5])/[.$E$13])" office:value-type="float" office:value="0.0457444044492543">
            <text:p>0.0457</text:p>
          </table:table-cell>
          <table:table-cell table:number-columns-repeated="243"/>
        </table:table-row>
        <table:table-row table:style-name="ro1">
          <table:table-cell table:formula="oooc:=IF([.J42]&lt;[.$B$10];[.E42];[.G42])" office:value-type="float" office:value="26.9159844608785">
            <text:p>26.9160</text:p>
          </table:table-cell>
          <table:table-cell table:formula="oooc:=[.B41]+10" office:value-type="float" office:value="250">
            <text:p>250.0000</text:p>
          </table:table-cell>
          <table:table-cell table:formula="oooc:=IF([.L42]&lt;[.$B$10];[.F42];[.H42])" office:value-type="float" office:value="175.176593757694">
            <text:p>175.1766</text:p>
          </table:table-cell>
          <table:table-cell/>
          <table:table-cell table:formula="oooc:=-[.$B$9]*COS([.J42])+[.$B$5]" office:value-type="float" office:value="134.54876048223">
            <text:p>134.5488</text:p>
          </table:table-cell>
          <table:table-cell table:formula="oooc:=[.$B$13]*SIN([.L42])" office:value-type="float" office:value="125.113008344572">
            <text:p>125.1130</text:p>
          </table:table-cell>
          <table:table-cell table:formula="oooc:=[.$E$9]*COS([.K42])-[.$E$5]" office:value-type="float" office:value="26.9159844608785">
            <text:p>26.9160</text:p>
          </table:table-cell>
          <table:table-cell table:formula="oooc:=[.$E$6]-[.$E$13]*SIN([.M42])" office:value-type="float" office:value="175.176593757694">
            <text:p>175.1766</text:p>
          </table:table-cell>
          <table:table-cell/>
          <table:table-cell table:formula="oooc:=ASIN([.B42]/[.$B$9])" office:value-type="float" office:value="0.985110783337746">
            <text:p>0.9851</text:p>
          </table:table-cell>
          <table:table-cell table:style-name="ce4" table:formula="oooc:=ASIN(([.$E$6]-[.B42])/[.$E$9])" office:value-type="float" office:value="-0.0802716851431816">
            <text:p>-0.0803</text:p>
          </table:table-cell>
          <table:table-cell table:style-name="ce4" table:formula="oooc:=ACOS((-[.A42]+[.$B$9])/[.$B$5])" office:value-type="float" office:value="0.429609450471525">
            <text:p>0.4296</text:p>
          </table:table-cell>
          <table:table-cell table:formula="oooc:=ACOS(([.A42]+[.$E$5])/[.$E$13])" office:value-type="float" office:value="0.0701431043613558">
            <text:p>0.0701</text:p>
          </table:table-cell>
          <table:table-cell table:number-columns-repeated="243"/>
        </table:table-row>
        <table:table-row table:style-name="ro1">
          <table:table-cell table:formula="oooc:=IF([.J43]&lt;[.$B$10];[.E43];[.G43])" office:value-type="float" office:value="26.0100067260191">
            <text:p>26.0100</text:p>
          </table:table-cell>
          <table:table-cell table:formula="oooc:=[.B42]+10" office:value-type="float" office:value="260">
            <text:p>260.0000</text:p>
          </table:table-cell>
          <table:table-cell table:formula="oooc:=IF([.L43]&lt;[.$B$10];[.F43];[.H43])" office:value-type="float" office:value="164.063598291913">
            <text:p>164.0636</text:p>
          </table:table-cell>
          <table:table-cell/>
          <table:table-cell table:formula="oooc:=-[.$B$9]*COS([.J43])+[.$B$5]" office:value-type="float" office:value="150.713704529042">
            <text:p>150.7137</text:p>
          </table:table-cell>
          <table:table-cell table:formula="oooc:=[.$B$13]*SIN([.L43])" office:value-type="float" office:value="123.116318925331">
            <text:p>123.1163</text:p>
          </table:table-cell>
          <table:table-cell table:formula="oooc:=[.$E$9]*COS([.K43])-[.$E$5]" office:value-type="float" office:value="26.0100067260191">
            <text:p>26.0100</text:p>
          </table:table-cell>
          <table:table-cell table:formula="oooc:=[.$E$6]-[.$E$13]*SIN([.M43])" office:value-type="float" office:value="164.063598291913">
            <text:p>164.0636</text:p>
          </table:table-cell>
          <table:table-cell/>
          <table:table-cell table:formula="oooc:=ASIN([.B43]/[.$B$9])" office:value-type="float" office:value="1.04848150498885">
            <text:p>1.0485</text:p>
          </table:table-cell>
          <table:table-cell table:style-name="ce4" table:formula="oooc:=ASIN(([.$E$6]-[.B43])/[.$E$9])" office:value-type="float" office:value="-0.10043054066162">
            <text:p>-0.1004</text:p>
          </table:table-cell>
          <table:table-cell table:style-name="ce4" table:formula="oooc:=ACOS((-[.A43]+[.$B$9])/[.$B$5])" office:value-type="float" office:value="0.422309960744938">
            <text:p>0.4223</text:p>
          </table:table-cell>
          <table:table-cell table:formula="oooc:=ACOS(([.A43]+[.$E$5])/[.$E$13])" office:value-type="float" office:value="0.0925454530895766">
            <text:p>0.0925</text:p>
          </table:table-cell>
          <table:table-cell table:number-columns-repeated="243"/>
        </table:table-row>
        <table:table-row table:style-name="ro1">
          <table:table-cell table:formula="oooc:=IF([.J44]&lt;[.$B$10];[.E44];[.G44])" office:value-type="float" office:value="24.9001785648284">
            <text:p>24.9002</text:p>
          </table:table-cell>
          <table:table-cell table:formula="oooc:=[.B43]+10" office:value-type="float" office:value="270">
            <text:p>270.0000</text:p>
          </table:table-cell>
          <table:table-cell table:formula="oooc:=IF([.L44]&lt;[.$B$10];[.F44];[.H44])" office:value-type="float" office:value="153.363566445537">
            <text:p>153.3636</text:p>
          </table:table-cell>
          <table:table-cell/>
          <table:table-cell table:formula="oooc:=-[.$B$9]*COS([.J44])+[.$B$5]" office:value-type="float" office:value="169.61303169378">
            <text:p>169.6130</text:p>
          </table:table-cell>
          <table:table-cell table:formula="oooc:=[.$B$13]*SIN([.L44])" office:value-type="float" office:value="120.616054679038">
            <text:p>120.6161</text:p>
          </table:table-cell>
          <table:table-cell table:formula="oooc:=[.$E$9]*COS([.K44])-[.$E$5]" office:value-type="float" office:value="24.9001785648284">
            <text:p>24.9002</text:p>
          </table:table-cell>
          <table:table-cell table:formula="oooc:=[.$E$6]-[.$E$13]*SIN([.M44])" office:value-type="float" office:value="153.363566445537">
            <text:p>153.3636</text:p>
          </table:table-cell>
          <table:table-cell/>
          <table:table-cell table:formula="oooc:=ASIN([.B44]/[.$B$9])" office:value-type="float" office:value="1.11976951499863">
            <text:p>1.1198</text:p>
          </table:table-cell>
          <table:table-cell table:style-name="ce4" table:formula="oooc:=ASIN(([.$E$6]-[.B44])/[.$E$9])" office:value-type="float" office:value="-0.120630437280504">
            <text:p>-0.1206</text:p>
          </table:table-cell>
          <table:table-cell table:style-name="ce4" table:formula="oooc:=ACOS((-[.A44]+[.$B$9])/[.$B$5])" office:value-type="float" office:value="0.413203082783287">
            <text:p>0.4132</text:p>
          </table:table-cell>
          <table:table-cell table:formula="oooc:=ACOS(([.A44]+[.$E$5])/[.$E$13])" office:value-type="float" office:value="0.114159300306587">
            <text:p>0.1142</text:p>
          </table:table-cell>
          <table:table-cell table:number-columns-repeated="243"/>
        </table:table-row>
        <table:table-row table:style-name="ro1">
          <table:table-cell table:formula="oooc:=IF([.J45]&lt;[.$B$10];[.E45];[.G45])" office:value-type="float" office:value="23.5851237329276">
            <text:p>23.5851</text:p>
          </table:table-cell>
          <table:table-cell table:formula="oooc:=[.B44]+10" office:value-type="float" office:value="280">
            <text:p>280.0000</text:p>
          </table:table-cell>
          <table:table-cell table:formula="oooc:=IF([.L45]&lt;[.$B$10];[.F45];[.H45])" office:value-type="float" office:value="142.878886487928">
            <text:p>142.8789</text:p>
          </table:table-cell>
          <table:table-cell/>
          <table:table-cell table:formula="oooc:=-[.$B$9]*COS([.J45])+[.$B$5]" office:value-type="float" office:value="192.67670385731">
            <text:p>192.6767</text:p>
          </table:table-cell>
          <table:table-cell table:formula="oooc:=[.$B$13]*SIN([.L45])" office:value-type="float" office:value="117.571087339784">
            <text:p>117.5711</text:p>
          </table:table-cell>
          <table:table-cell table:formula="oooc:=[.$E$9]*COS([.K45])-[.$E$5]" office:value-type="float" office:value="23.5851237329276">
            <text:p>23.5851</text:p>
          </table:table-cell>
          <table:table-cell table:formula="oooc:=[.$E$6]-[.$E$13]*SIN([.M45])" office:value-type="float" office:value="142.878886487928">
            <text:p>142.8789</text:p>
          </table:table-cell>
          <table:table-cell/>
          <table:table-cell table:formula="oooc:=ASIN([.B45]/[.$B$9])" office:value-type="float" office:value="1.20358830623706">
            <text:p>1.2036</text:p>
          </table:table-cell>
          <table:table-cell table:style-name="ce4" table:formula="oooc:=ASIN(([.$E$6]-[.B45])/[.$E$9])" office:value-type="float" office:value="-0.140879925621428">
            <text:p>-0.1409</text:p>
          </table:table-cell>
          <table:table-cell table:style-name="ce4" table:formula="oooc:=ACOS((-[.A45]+[.$B$9])/[.$B$5])" office:value-type="float" office:value="0.402160996641017">
            <text:p>0.4022</text:p>
          </table:table-cell>
          <table:table-cell table:formula="oooc:=ACOS(([.A45]+[.$E$5])/[.$E$13])" office:value-type="float" office:value="0.135390168736666">
            <text:p>0.1354</text:p>
          </table:table-cell>
          <table:table-cell table:number-columns-repeated="243"/>
        </table:table-row>
        <table:table-row table:style-name="ro1">
          <table:table-cell table:formula="oooc:=IF([.J46]&lt;[.$B$10];[.E46];[.G46])" office:value-type="float" office:value="22.0631954030218">
            <text:p>22.0632</text:p>
          </table:table-cell>
          <table:table-cell table:formula="oooc:=[.B45]+10" office:value-type="float" office:value="290">
            <text:p>290.0000</text:p>
          </table:table-cell>
          <table:table-cell table:formula="oooc:=IF([.L46]&lt;[.$B$10];[.F46];[.H46])" office:value-type="float" office:value="132.522148952917">
            <text:p>132.5221</text:p>
          </table:table-cell>
          <table:table-cell/>
          <table:table-cell table:formula="oooc:=-[.$B$9]*COS([.J46])+[.$B$5]" office:value-type="float" office:value="223.568542521314">
            <text:p>223.5685</text:p>
          </table:table-cell>
          <table:table-cell table:formula="oooc:=[.$B$13]*SIN([.L46])" office:value-type="float" office:value="113.926630119657">
            <text:p>113.9266</text:p>
          </table:table-cell>
          <table:table-cell table:formula="oooc:=[.$E$9]*COS([.K46])-[.$E$5]" office:value-type="float" office:value="22.0631954030218">
            <text:p>22.0632</text:p>
          </table:table-cell>
          <table:table-cell table:formula="oooc:=[.$E$6]-[.$E$13]*SIN([.M46])" office:value-type="float" office:value="132.522148952917">
            <text:p>132.5221</text:p>
          </table:table-cell>
          <table:table-cell/>
          <table:table-cell table:formula="oooc:=ASIN([.B46]/[.$B$9])" office:value-type="float" office:value="1.31187478478868">
            <text:p>1.3119</text:p>
          </table:table-cell>
          <table:table-cell table:style-name="ce4" table:formula="oooc:=ASIN(([.$E$6]-[.B46])/[.$E$9])" office:value-type="float" office:value="-0.161187743588876">
            <text:p>-0.1612</text:p>
          </table:table-cell>
          <table:table-cell table:style-name="ce4" table:formula="oooc:=ACOS((-[.A46]+[.$B$9])/[.$B$5])" office:value-type="float" office:value="0.389012647527715">
            <text:p>0.3890</text:p>
          </table:table-cell>
          <table:table-cell table:formula="oooc:=ACOS(([.A46]+[.$E$5])/[.$E$13])" office:value-type="float" office:value="0.156422390306307">
            <text:p>0.1564</text:p>
          </table:table-cell>
          <table:table-cell table:number-columns-repeated="243"/>
        </table:table-row>
        <table:table-row table:style-name="ro1" table:number-rows-repeated="17">
          <table:table-cell table:style-name="Default" table:number-columns-repeated="12"/>
          <table:table-cell table:number-columns-repeated="244"/>
        </table:table-row>
        <table:table-row table:style-name="ro1" table:number-rows-repeated="5">
          <table:table-cell table:style-name="Default" table:number-columns-repeated="11"/>
          <table:table-cell table:number-columns-repeated="245"/>
        </table:table-row>
        <table:table-row table:style-name="ro1" table:number-rows-repeated="654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utput" table:style-name="ta1" table:print="false">
        <table:table-column table:style-name="co2" table:number-columns-repeated="3" table:default-cell-style-name="ce1"/>
        <table:table-row table:style-name="ro1">
          <table:table-cell table:style-name="Default" office:value-type="string">
            <text:p>Number Of Points</text:p>
          </table:table-cell>
          <table:table-cell table:style-name="Default"/>
          <table:table-cell table:style-name="Default" office:value-type="float" office:value="22">
            <text:p>22</text:p>
          </table:table-cell>
        </table:table-row>
        <table:table-row table:style-name="ro1">
          <table:table-cell table:style-name="Default" office:value-type="string">
            <text:p>Units</text:p>
          </table:table-cell>
          <table:table-cell table:style-name="Default" office:value-type="string">
            <text:p>mm</text:p>
          </table:table-cell>
          <table:table-cell table:style-name="Default"/>
        </table:table-row>
        <table:table-row table:style-name="ro1">
          <table:table-cell table:style-name="Default" office:value-type="string">
            <text:p>Z</text:p>
          </table:table-cell>
          <table:table-cell table:style-name="Default" office:value-type="string">
            <text:p>RInner</text:p>
          </table:table-cell>
          <table:table-cell table:style-name="Default" office:value-type="string">
            <text:p>ROuter</text:p>
          </table:table-cell>
        </table:table-row>
        <table:table-row table:style-name="ro1">
          <table:table-cell table:number-columns-repeated="3" office:value-type="float" office:value="0">
            <text:p>0.0000</text:p>
          </table:table-cell>
        </table:table-row>
        <table:table-row table:style-name="ro1">
          <table:table-cell table:formula="oooc:=[Calculation.A17]" office:value-type="float" office:value="0.379999999999995">
            <text:p>0.3800</text:p>
          </table:table-cell>
          <table:table-cell table:formula="oooc:=[Calculation.B17]" office:value-type="float" office:value="0">
            <text:p>0.0000</text:p>
          </table:table-cell>
          <table:table-cell table:formula="oooc:=IF([Calculation.C17]&gt;0; [Calculation.C17];210)" office:value-type="float" office:value="21.3541565040623">
            <text:p>21.3542</text:p>
          </table:table-cell>
        </table:table-row>
        <table:table-row table:style-name="ro1">
          <table:table-cell table:formula="oooc:=[Calculation.A18]" office:value-type="float" office:value="0.546712988701017">
            <text:p>0.5467</text:p>
          </table:table-cell>
          <table:table-cell table:formula="oooc:=[Calculation.B18]" office:value-type="float" office:value="10">
            <text:p>10.0000</text:p>
          </table:table-cell>
          <table:table-cell table:formula="oooc:=IF([Calculation.C18]&gt;0; [Calculation.C18];210)" office:value-type="float" office:value="23.5769654139075">
            <text:p>23.5770</text:p>
          </table:table-cell>
        </table:table-row>
        <table:table-row table:style-name="ro1">
          <table:table-cell table:formula="oooc:=[Calculation.A19]" office:value-type="float" office:value="1.04740905808467">
            <text:p>1.0474</text:p>
          </table:table-cell>
          <table:table-cell table:formula="oooc:=[Calculation.B19]" office:value-type="float" office:value="20">
            <text:p>20.0000</text:p>
          </table:table-cell>
          <table:table-cell table:formula="oooc:=IF([Calculation.C19]&gt;0; [Calculation.C19];210)" office:value-type="float" office:value="29.2488079947857">
            <text:p>29.2488</text:p>
          </table:table-cell>
        </table:table-row>
        <table:table-row table:style-name="ro1">
          <table:table-cell table:formula="oooc:=[Calculation.A20]" office:value-type="float" office:value="1.88376886801399">
            <text:p>1.8838</text:p>
          </table:table-cell>
          <table:table-cell table:formula="oooc:=[Calculation.B20]" office:value-type="float" office:value="30">
            <text:p>30.0000</text:p>
          </table:table-cell>
          <table:table-cell table:formula="oooc:=IF([Calculation.C20]&gt;0; [Calculation.C20];210)" office:value-type="float" office:value="36.8083840403281">
            <text:p>36.8084</text:p>
          </table:table-cell>
        </table:table-row>
        <table:table-row table:style-name="ro1">
          <table:table-cell table:formula="oooc:=[Calculation.A21]" office:value-type="float" office:value="3.0586250536299">
            <text:p>3.0586</text:p>
          </table:table-cell>
          <table:table-cell table:formula="oooc:=[Calculation.B21]" office:value-type="float" office:value="40">
            <text:p>40.0000</text:p>
          </table:table-cell>
          <table:table-cell table:formula="oooc:=IF([Calculation.C21]&gt;0; [Calculation.C21];210)" office:value-type="float" office:value="45.3206823090654">
            <text:p>45.3207</text:p>
          </table:table-cell>
        </table:table-row>
        <table:table-row table:style-name="ro1">
          <table:table-cell table:formula="oooc:=[Calculation.A22]" office:value-type="float" office:value="4.5760108450192">
            <text:p>4.5760</text:p>
          </table:table-cell>
          <table:table-cell table:formula="oooc:=[Calculation.B22]" office:value-type="float" office:value="50">
            <text:p>50.0000</text:p>
          </table:table-cell>
          <table:table-cell table:formula="oooc:=IF([Calculation.C22]&gt;0; [Calculation.C22];210)" office:value-type="float" office:value="54.3397739391487">
            <text:p>54.3398</text:p>
          </table:table-cell>
        </table:table-row>
        <table:table-row table:style-name="ro1">
          <table:table-cell table:formula="oooc:=[Calculation.A23]" office:value-type="float" office:value="6.44123086601866">
            <text:p>6.4412</text:p>
          </table:table-cell>
          <table:table-cell table:formula="oooc:=[Calculation.B23]" office:value-type="float" office:value="60">
            <text:p>60.0000</text:p>
          </table:table-cell>
          <table:table-cell table:formula="oooc:=IF([Calculation.C23]&gt;0; [Calculation.C23];210)" office:value-type="float" office:value="63.6505574566464">
            <text:p>63.6506</text:p>
          </table:table-cell>
        </table:table-row>
        <table:table-row table:style-name="ro1">
          <table:table-cell table:formula="oooc:=[Calculation.A24]" office:value-type="float" office:value="8.66095708370358">
            <text:p>8.6610</text:p>
          </table:table-cell>
          <table:table-cell table:formula="oooc:=[Calculation.B24]" office:value-type="float" office:value="70">
            <text:p>70.0000</text:p>
          </table:table-cell>
          <table:table-cell table:formula="oooc:=IF([Calculation.C24]&gt;0; [Calculation.C24];210)" office:value-type="float" office:value="73.1416876522301">
            <text:p>73.1417</text:p>
          </table:table-cell>
        </table:table-row>
        <table:table-row table:style-name="ro1">
          <table:table-cell table:formula="oooc:=[Calculation.A25]" office:value-type="float" office:value="11.2401352961934">
            <text:p>11.2401</text:p>
          </table:table-cell>
          <table:table-cell table:formula="oooc:=[Calculation.B25]" office:value-type="float" office:value="80">
            <text:p>80.0000</text:p>
          </table:table-cell>
          <table:table-cell table:formula="oooc:=IF([Calculation.C25]&gt;0; [Calculation.C25];210)" office:value-type="float" office:value="81.4629906015003">
            <text:p>81.4630</text:p>
          </table:table-cell>
        </table:table-row>
        <table:table-row table:style-name="ro1">
          <table:table-cell table:formula="oooc:=[Calculation.A26]" office:value-type="float" office:value="13.8341018829187">
            <text:p>13.8341</text:p>
          </table:table-cell>
          <table:table-cell table:formula="oooc:=[Calculation.B26]" office:value-type="float" office:value="90">
            <text:p>90.0000</text:p>
          </table:table-cell>
          <table:table-cell table:formula="oooc:=IF([Calculation.C26]&gt;0; [Calculation.C26];210)" office:value-type="float" office:value="91.5864133774311">
            <text:p>91.5864</text:p>
          </table:table-cell>
        </table:table-row>
        <table:table-row table:style-name="ro1">
          <table:table-cell table:formula="oooc:=[Calculation.A27]" office:value-type="float" office:value="16.2084162284395">
            <text:p>16.2084</text:p>
          </table:table-cell>
          <table:table-cell table:formula="oooc:=[Calculation.B27]" office:value-type="float" office:value="100">
            <text:p>100.0000</text:p>
          </table:table-cell>
          <table:table-cell table:formula="oooc:=IF([Calculation.C27]&gt;0; [Calculation.C27];210)" office:value-type="float" office:value="101.732761459549">
            <text:p>101.7328</text:p>
          </table:table-cell>
        </table:table-row>
        <table:table-row table:style-name="ro1">
          <table:table-cell table:formula="oooc:=[Calculation.A28]" office:value-type="float" office:value="18.3662847823806">
            <text:p>18.3663</text:p>
          </table:table-cell>
          <table:table-cell table:formula="oooc:=[Calculation.B28]" office:value-type="float" office:value="110">
            <text:p>110.0000</text:p>
          </table:table-cell>
          <table:table-cell table:formula="oooc:=IF([Calculation.C28]&gt;0; [Calculation.C28];210)" office:value-type="float" office:value="111.909144332374">
            <text:p>111.9091</text:p>
          </table:table-cell>
        </table:table-row>
        <table:table-row table:style-name="ro1">
          <table:table-cell table:formula="oooc:=[Calculation.A29]" office:value-type="float" office:value="20.310567751822">
            <text:p>20.3106</text:p>
          </table:table-cell>
          <table:table-cell table:formula="oooc:=[Calculation.B29]" office:value-type="float" office:value="120">
            <text:p>120.0000</text:p>
          </table:table-cell>
          <table:table-cell table:formula="oooc:=IF([Calculation.C29]&gt;0; [Calculation.C29];210)" office:value-type="float" office:value="122.125988978598">
            <text:p>122.1260</text:p>
          </table:table-cell>
        </table:table-row>
        <table:table-row table:style-name="ro1">
          <table:table-cell table:formula="oooc:=[Calculation.A30]" office:value-type="float" office:value="22.0437992194726">
            <text:p>22.0438</text:p>
          </table:table-cell>
          <table:table-cell table:formula="oooc:=[Calculation.B30]" office:value-type="float" office:value="130">
            <text:p>130.0000</text:p>
          </table:table-cell>
          <table:table-cell table:formula="oooc:=IF([Calculation.C30]&gt;0; [Calculation.C30];210)" office:value-type="float" office:value="132.399262976306">
            <text:p>132.3993</text:p>
          </table:table-cell>
        </table:table-row>
        <table:table-row table:style-name="ro1">
          <table:table-cell table:formula="oooc:=[Calculation.A31]" office:value-type="float" office:value="23.5682044910887">
            <text:p>23.5682</text:p>
          </table:table-cell>
          <table:table-cell table:formula="oooc:=[Calculation.B31]" office:value-type="float" office:value="140">
            <text:p>140.0000</text:p>
          </table:table-cell>
          <table:table-cell table:formula="oooc:=IF([Calculation.C31]&gt;0; [Calculation.C31];210)" office:value-type="float" office:value="142.754801168008">
            <text:p>142.7548</text:p>
          </table:table-cell>
        </table:table-row>
        <table:table-row table:style-name="ro1">
          <table:table-cell table:formula="oooc:=[Calculation.A32]" office:value-type="float" office:value="24.8857149622779">
            <text:p>24.8857</text:p>
          </table:table-cell>
          <table:table-cell table:formula="oooc:=[Calculation.B32]" office:value-type="float" office:value="150">
            <text:p>150.0000</text:p>
          </table:table-cell>
          <table:table-cell table:formula="oooc:=IF([Calculation.C32]&gt;0; [Calculation.C32];210)" office:value-type="float" office:value="153.237562508346">
            <text:p>153.2376</text:p>
          </table:table-cell>
        </table:table-row>
        <table:table-row table:style-name="ro1">
          <table:table-cell table:formula="oooc:=[Calculation.A33]" office:value-type="float" office:value="25.9979807454453">
            <text:p>25.9980</text:p>
          </table:table-cell>
          <table:table-cell table:formula="oooc:=[Calculation.B33]" office:value-type="float" office:value="160">
            <text:p>160.0000</text:p>
          </table:table-cell>
          <table:table-cell table:formula="oooc:=IF([Calculation.C33]&gt;0; [Calculation.C33];210)" office:value-type="float" office:value="163.934206309557">
            <text:p>163.9342</text:p>
          </table:table-cell>
        </table:table-row>
        <table:table-row table:style-name="ro1">
          <table:table-cell table:formula="oooc:=[Calculation.A34]" office:value-type="float" office:value="26.9063812555213">
            <text:p>26.9064</text:p>
          </table:table-cell>
          <table:table-cell table:formula="oooc:=[Calculation.B34]" office:value-type="float" office:value="170">
            <text:p>170.0000</text:p>
          </table:table-cell>
          <table:table-cell table:formula="oooc:=IF([Calculation.C34]&gt;0; [Calculation.C34];210)" office:value-type="float" office:value="175.040177666801">
            <text:p>175.0402</text:p>
          </table:table-cell>
        </table:table-row>
        <table:table-row table:style-name="ro1">
          <table:table-cell table:formula="oooc:=[Calculation.A35]" office:value-type="float" office:value="27.6120339167904">
            <text:p>27.6120</text:p>
          </table:table-cell>
          <table:table-cell table:formula="oooc:=[Calculation.B35]" office:value-type="float" office:value="180">
            <text:p>180.0000</text:p>
          </table:table-cell>
          <table:table-cell table:formula="oooc:=IF([Calculation.C35]&gt;0; [Calculation.C35];210)" office:value-type="float" office:value="187.143057160658">
            <text:p>187.1431</text:p>
          </table:table-cell>
        </table:table-row>
        <table:table-row table:style-name="ro1">
          <table:table-cell table:formula="oooc:=[Calculation.A36]" office:value-type="float" office:value="28.1158011214029">
            <text:p>28.1158</text:p>
          </table:table-cell>
          <table:table-cell table:formula="oooc:=[Calculation.B36]" office:value-type="float" office:value="190">
            <text:p>190.0000</text:p>
          </table:table-cell>
          <table:table-cell table:formula="oooc:=IF([Calculation.C36]&gt;0; [Calculation.C36];210)" office:value-type="float" office:value="205.163079068275">
            <text:p>205.1631</text:p>
          </table:table-cell>
        </table:table-row>
        <table:table-row table:style-name="ro1">
          <table:table-cell table:formula="oooc:=[Calculation.A37]" office:value-type="float" office:value="28.418295542008">
            <text:p>28.4183</text:p>
          </table:table-cell>
          <table:table-cell table:formula="oooc:=[Calculation.B37]" office:value-type="float" office:value="200">
            <text:p>200.0000</text:p>
          </table:table-cell>
          <table:table-cell table:formula="oooc:=IF(ERRORTYPE([Calculation.C37])=519; 210; [Calculation.C37])" office:value-type="float" office:value="210">
            <text:p>210.0000</text:p>
          </table:table-cell>
        </table:table-row>
        <table:table-row table:style-name="ro1">
          <table:table-cell table:formula="oooc:=[Calculation.A38]" office:value-type="float" office:value="28.5198838755563">
            <text:p>28.5199</text:p>
          </table:table-cell>
          <table:table-cell table:formula="oooc:=[Calculation.B38]" office:value-type="float" office:value="210">
            <text:p>210.0000</text:p>
          </table:table-cell>
          <table:table-cell table:formula="oooc:=IF(ERRORTYPE([Calculation.C38])=519; 210; [Calculation.C38])" office:value-type="float" office:value="210">
            <text:p>210.0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uxi Sans" fo:language="en" fo:country="US" style:font-name-asian="Luxi Sans1" style:language-asian="none" style:country-asian="none" style:font-name-complex="Luxi Sans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scientific-number number:decimal-places="4" number:min-integer-digits="1" number:min-exponent-digits="2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27">10/27/2006</text:date>, <text:time>17:2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04$Linux OpenOffice.org_project/680m104$Build-8913</meta:generator>
    <meta:creation-date>2006-10-27T14:33:42</meta:creation-date>
    <dc:date>2006-10-27T17:28:08</dc:date>
    <dc:language>en-US</dc:language>
    <meta:editing-cycles>3</meta:editing-cycles>
    <meta:editing-duration>PT2H49M50S</meta:editing-duration>
    <meta:user-defined meta:name="Info 1"/>
    <meta:user-defined meta:name="Info 2"/>
    <meta:user-defined meta:name="Info 3"/>
    <meta:user-defined meta:name="Info 4"/>
    <meta:document-statistic meta:table-count="2" meta:cell-count="455"/>
  </office:meta>
</office:document-meta>
</file>